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paragraph-properties fo:margin-left="0in" fo:margin-right="0in" fo:text-indent="0.5in" style:auto-text-indent="false"/>
      <style:text-properties officeooo:paragraph-rsid="017cdfed"/>
    </style:style>
    <style:style style:name="P4" style:family="paragraph" style:parent-style-name="Standard_20__28_user_29_">
      <style:text-properties style:font-name="Georgia" officeooo:rsid="004d8c03" officeooo:paragraph-rsid="00df79fe"/>
    </style:style>
    <style:style style:name="P5" style:family="paragraph" style:parent-style-name="Standard_20__28_user_29_">
      <style:text-properties style:font-name="Handwriting"/>
    </style:style>
    <style:style style:name="P6" style:family="paragraph" style:parent-style-name="Standard_20__28_user_29_">
      <style:text-properties style:font-name="Handwriting" fo:font-weight="bold" style:font-weight-asian="bold"/>
    </style:style>
    <style:style style:name="P7" style:family="paragraph" style:parent-style-name="Standard_20__28_user_29_">
      <style:text-properties style:font-name="Handwriting" officeooo:paragraph-rsid="00521520"/>
    </style:style>
    <style:style style:name="P8" style:family="paragraph" style:parent-style-name="Standard_20__28_user_29_">
      <style:text-properties style:font-name="Handwriting" officeooo:rsid="00521520" officeooo:paragraph-rsid="00521520"/>
    </style:style>
    <style:style style:name="P9" style:family="paragraph" style:parent-style-name="Standard_20__28_user_29_">
      <style:text-properties style:font-name="Handwriting" officeooo:rsid="004d8c03" officeooo:paragraph-rsid="004d8c03"/>
    </style:style>
    <style:style style:name="P10" style:family="paragraph" style:parent-style-name="Standard_20__28_user_29_">
      <style:text-properties style:font-name="Handwriting" officeooo:rsid="00b12054" officeooo:paragraph-rsid="00b12054"/>
    </style:style>
    <style:style style:name="P11" style:family="paragraph" style:parent-style-name="Standard_20__28_user_29_">
      <style:text-properties style:font-name="Handwriting" officeooo:rsid="00b85b93" officeooo:paragraph-rsid="00b85b93"/>
    </style:style>
    <style:style style:name="P12" style:family="paragraph" style:parent-style-name="Standard_20__28_user_29_">
      <style:text-properties style:font-name="Handwriting" officeooo:paragraph-rsid="00a8c1c1"/>
    </style:style>
    <style:style style:name="P13" style:family="paragraph" style:parent-style-name="Standard_20__28_user_29_">
      <style:text-properties style:font-name="Handwriting" officeooo:paragraph-rsid="00a69a50"/>
    </style:style>
    <style:style style:name="P14" style:family="paragraph" style:parent-style-name="Standard_20__28_user_29_">
      <style:text-properties style:font-name="Handwriting" officeooo:rsid="00a9d6bc" officeooo:paragraph-rsid="00c15f71"/>
    </style:style>
    <style:style style:name="P15" style:family="paragraph" style:parent-style-name="Standard_20__28_user_29_">
      <style:text-properties style:font-name="Handwriting" officeooo:rsid="00bb4eee" officeooo:paragraph-rsid="00c15f71"/>
    </style:style>
    <style:style style:name="P16" style:family="paragraph" style:parent-style-name="Standard_20__28_user_29_">
      <style:text-properties style:font-name="Handwriting" officeooo:rsid="00c15f71" officeooo:paragraph-rsid="00c15f71"/>
    </style:style>
    <style:style style:name="P17" style:family="paragraph" style:parent-style-name="Standard_20__28_user_29_">
      <style:text-properties style:font-name="Handwriting" officeooo:paragraph-rsid="00c15f71"/>
    </style:style>
    <style:style style:name="P18" style:family="paragraph" style:parent-style-name="Standard_20__28_user_29_">
      <style:text-properties style:font-name="Handwriting" officeooo:rsid="00c37ede" officeooo:paragraph-rsid="00c15f71"/>
    </style:style>
    <style:style style:name="P19" style:family="paragraph" style:parent-style-name="Standard_20__28_user_29_">
      <style:text-properties style:font-name="Handwriting" officeooo:rsid="00c41368" officeooo:paragraph-rsid="00c41368"/>
    </style:style>
    <style:style style:name="P20" style:family="paragraph" style:parent-style-name="Standard_20__28_user_29_">
      <style:text-properties style:font-name="Handwriting" officeooo:rsid="00c50901" officeooo:paragraph-rsid="00c41368"/>
    </style:style>
    <style:style style:name="P21" style:family="paragraph" style:parent-style-name="Standard_20__28_user_29_">
      <style:text-properties style:font-name="Handwriting" officeooo:paragraph-rsid="00c50901"/>
    </style:style>
    <style:style style:name="P22"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3" style:family="paragraph" style:parent-style-name="Standard_20__28_user_29_">
      <style:text-properties style:font-name="Handwriting" officeooo:rsid="00544e6f" officeooo:paragraph-rsid="00544e6f"/>
    </style:style>
    <style:style style:name="P24" style:family="paragraph" style:parent-style-name="Standard_20__28_user_29_">
      <style:text-properties style:font-name="Handwriting" officeooo:paragraph-rsid="00ab96a2"/>
    </style:style>
    <style:style style:name="P25" style:family="paragraph" style:parent-style-name="Standard_20__28_user_29_">
      <style:text-properties style:font-name="Handwriting" officeooo:rsid="009ada8a" officeooo:paragraph-rsid="009ada8a"/>
    </style:style>
    <style:style style:name="P26" style:family="paragraph" style:parent-style-name="Standard_20__28_user_29_">
      <style:text-properties style:font-name="Handwriting" officeooo:rsid="00c6e173" officeooo:paragraph-rsid="00c754db"/>
    </style:style>
    <style:style style:name="P27" style:family="paragraph" style:parent-style-name="Standard_20__28_user_29_">
      <style:text-properties style:font-name="Handwriting" officeooo:rsid="00ccaf8d" officeooo:paragraph-rsid="00ccaf8d"/>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_20__28_user_29_">
      <style:text-properties officeooo:paragraph-rsid="0132dbc6"/>
    </style:style>
    <style:style style:name="P31" style:family="paragraph" style:parent-style-name="Standard_20__28_user_29_">
      <style:text-properties officeooo:paragraph-rsid="005c96b2"/>
    </style:style>
    <style:style style:name="P32"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4" style:family="paragraph" style:parent-style-name="Standard">
      <style:text-properties style:font-name="Handwriting" fo:font-size="12pt" officeooo:paragraph-rsid="00be20fa" style:font-size-asian="12pt" style:font-size-complex="12pt"/>
    </style:style>
    <style:style style:name="P35" style:family="paragraph" style:parent-style-name="Standard">
      <style:text-properties style:font-name="Handwriting" fo:font-size="12pt" officeooo:rsid="00ab96a2" officeooo:paragraph-rsid="00be20fa" style:font-size-asian="12pt" style:font-size-complex="12pt"/>
    </style:style>
    <style:style style:name="P36" style:family="paragraph" style:parent-style-name="Standard">
      <style:text-properties style:font-name="Handwriting" officeooo:paragraph-rsid="00be20fa"/>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9"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40"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1in" fo:margin-right="0in" fo:text-indent="0in" style:auto-text-indent="false">
        <style:tab-stops/>
      </style:paragraph-properties>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6"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7"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8" style:family="paragraph" style:parent-style-name="Standard_20__28_user_29_">
      <style:paragraph-properties fo:margin-left="0in" fo:margin-right="0in" fo:text-indent="0in" style:auto-text-indent="false"/>
      <style:text-properties officeooo:paragraph-rsid="0144cbfc"/>
    </style:style>
    <style:style style:name="P49" style:family="paragraph" style:parent-style-name="Standard_20__28_user_29_">
      <style:paragraph-properties fo:margin-left="0in" fo:margin-right="0in" fo:text-indent="0in" style:auto-text-indent="false"/>
      <style:text-properties officeooo:paragraph-rsid="015ff222"/>
    </style:style>
    <style:style style:name="P50" style:family="paragraph" style:parent-style-name="Standard_20__28_user_29_">
      <style:paragraph-properties fo:margin-left="0in" fo:margin-right="0in" fo:text-indent="0in" style:auto-text-indent="false" fo:break-before="page"/>
      <style:text-properties officeooo:paragraph-rsid="0144cbfc"/>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3"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5"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6"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7cdfed"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07cbeb7" style:letter-kerning="true" style:font-name-asian="SimSun" style:language-asian="zh" style:country-asian="CN" style:font-name-complex="Arial" style:font-size-complex="12pt" style:language-complex="hi" style:country-complex="IN"/>
    </style:style>
    <style:style style:name="T178" style:family="text">
      <style:text-properties style:font-name="Handwriting" officeooo:rsid="0182d3b3" style:letter-kerning="true" style:font-name-asian="SimSun" style:language-asian="zh" style:country-asian="CN" style:font-name-complex="Arial" style:font-size-complex="12pt" style:language-complex="hi" style:country-complex="IN"/>
    </style:style>
    <style:style style:name="T179" style:family="text">
      <style:text-properties style:font-name="Handwriting" officeooo:rsid="0080e77d"/>
    </style:style>
    <style:style style:name="T180" style:family="text">
      <style:text-properties style:font-name="Handwriting" officeooo:rsid="003768b3"/>
    </style:style>
    <style:style style:name="T181" style:family="text">
      <style:text-properties style:font-name="Handwriting" officeooo:rsid="012c04e4"/>
    </style:style>
    <style:style style:name="T182" style:family="text">
      <style:text-properties style:font-name="Handwriting" officeooo:rsid="012d5f28"/>
    </style:style>
    <style:style style:name="T183" style:family="text">
      <style:text-properties style:font-name="Handwriting" fo:font-weight="normal" officeooo:rsid="00f8f198" style:font-weight-asian="normal" style:font-weight-complex="normal"/>
    </style:style>
    <style:style style:name="T184" style:family="text">
      <style:text-properties style:font-name="Handwriting" fo:font-weight="normal" officeooo:rsid="00fbfce1" style:font-weight-asian="normal" style:font-weight-complex="normal"/>
    </style:style>
    <style:style style:name="T185" style:family="text">
      <style:text-properties style:font-name="Handwriting" fo:font-weight="normal" officeooo:rsid="00fd422e" style:font-weight-asian="normal" style:font-weight-complex="normal"/>
    </style:style>
    <style:style style:name="T186" style:family="text">
      <style:text-properties style:font-name="Handwriting" fo:font-weight="normal" officeooo:rsid="00fe7a2b" style:font-weight-asian="normal" style:font-weight-complex="normal"/>
    </style:style>
    <style:style style:name="T187" style:family="text">
      <style:text-properties style:font-name="Handwriting" fo:font-weight="normal" officeooo:rsid="0144cbfc" style:font-weight-asian="normal" style:font-weight-complex="normal"/>
    </style:style>
    <style:style style:name="T188"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91"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2" style:family="text">
      <style:text-properties style:font-name="Handwriting" officeooo:rsid="01001a2e"/>
    </style:style>
    <style:style style:name="T193" style:family="text">
      <style:text-properties style:font-name="Handwriting" officeooo:rsid="01304aaa"/>
    </style:style>
    <style:style style:name="T194" style:family="text">
      <style:text-properties style:font-name="Handwriting" officeooo:rsid="0100ae4a"/>
    </style:style>
    <style:style style:name="T195" style:family="text">
      <style:text-properties style:font-name="Handwriting" officeooo:rsid="00297128"/>
    </style:style>
    <style:style style:name="T196" style:family="text">
      <style:text-properties style:font-name="Handwriting" officeooo:rsid="0132dbc6"/>
    </style:style>
    <style:style style:name="T197" style:family="text">
      <style:text-properties style:font-name="Handwriting" officeooo:rsid="002b42a0"/>
    </style:style>
    <style:style style:name="T198" style:family="text">
      <style:text-properties style:font-name="Handwriting" officeooo:rsid="002242da"/>
    </style:style>
    <style:style style:name="T199" style:family="text">
      <style:text-properties style:font-name="Handwriting" fo:font-style="italic" style:font-style-asian="italic"/>
    </style:style>
    <style:style style:name="T200" style:family="text">
      <style:text-properties style:font-name="Handwriting" fo:font-style="italic" officeooo:rsid="00ff5867" style:font-style-asian="italic"/>
    </style:style>
    <style:style style:name="T201" style:family="text">
      <style:text-properties style:font-name="Handwriting" fo:font-style="italic" officeooo:rsid="00fe7a2b" style:font-style-asian="italic"/>
    </style:style>
    <style:style style:name="T202" style:family="text">
      <style:text-properties style:font-name="Handwriting" fo:font-style="italic" officeooo:rsid="0132dbc6" style:font-style-asian="italic"/>
    </style:style>
    <style:style style:name="T203" style:family="text">
      <style:text-properties style:font-name="Handwriting" fo:font-style="italic" officeooo:rsid="011c1b8e" style:font-style-asian="italic" style:font-style-complex="italic"/>
    </style:style>
    <style:style style:name="T204"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5"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6" style:family="text">
      <style:text-properties style:font-name="Handwriting" fo:font-style="italic" fo:font-weight="normal" officeooo:rsid="0144cbfc" style:font-style-asian="italic" style:font-weight-asian="normal" style:font-style-complex="italic" style:font-weight-complex="normal"/>
    </style:style>
    <style:style style:name="T207" style:family="text">
      <style:text-properties style:font-name="Handwriting" officeooo:rsid="01363e63"/>
    </style:style>
    <style:style style:name="T208" style:family="text">
      <style:text-properties style:font-name="Handwriting" officeooo:rsid="00521520"/>
    </style:style>
    <style:style style:name="T209" style:family="text">
      <style:text-properties style:font-name="Handwriting" officeooo:rsid="0092aa8b"/>
    </style:style>
    <style:style style:name="T210" style:family="text">
      <style:text-properties style:font-name="Handwriting" officeooo:rsid="0137cb12"/>
    </style:style>
    <style:style style:name="T211" style:family="text">
      <style:text-properties style:font-name="Handwriting" officeooo:rsid="009611a9"/>
    </style:style>
    <style:style style:name="T212" style:family="text">
      <style:text-properties style:font-name="Handwriting" fo:font-weight="bold" officeooo:rsid="0144cbfc" style:font-weight-asian="bold" style:font-weight-complex="bold"/>
    </style:style>
    <style:style style:name="T213" style:family="text">
      <style:text-properties style:font-name="Handwriting" fo:font-style="normal" fo:font-weight="normal" officeooo:rsid="0144cbfc" style:font-style-asian="normal" style:font-weight-asian="normal" style:font-style-complex="normal" style:font-weight-complex="normal"/>
    </style:style>
    <style:style style:name="T214" style:family="text">
      <style:text-properties style:font-name="Handwriting" fo:font-style="normal" fo:font-weight="normal" officeooo:rsid="01450011" style:font-style-asian="normal" style:font-weight-asian="normal" style:font-style-complex="normal" style:font-weight-complex="normal"/>
    </style:style>
    <style:style style:name="T215" style:family="text">
      <style:text-properties style:font-name="Handwriting" fo:font-style="normal" fo:font-weight="normal" officeooo:rsid="014776fc" style:font-style-asian="normal" style:font-weight-asian="normal" style:font-style-complex="normal" style:font-weight-complex="normal"/>
    </style:style>
    <style:style style:name="T216"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7"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8" style:family="text">
      <style:text-properties style:font-name="Handwriting" fo:font-style="normal" officeooo:rsid="011c1b8e" style:font-style-asian="normal" style:font-style-complex="normal"/>
    </style:style>
    <style:style style:name="T219" style:family="text">
      <style:text-properties style:font-name="Handwriting" officeooo:rsid="0117bbb1"/>
    </style:style>
    <style:style style:name="T220" style:family="text">
      <style:text-properties style:font-name="Handwriting" officeooo:rsid="003de10f"/>
    </style:style>
    <style:style style:name="T221" style:family="text">
      <style:text-properties style:font-name="Handwriting" officeooo:rsid="014acef7"/>
    </style:style>
    <style:style style:name="T222" style:family="text">
      <style:text-properties style:font-name="Handwriting" officeooo:rsid="00e197bc"/>
    </style:style>
    <style:style style:name="T223" style:family="text">
      <style:text-properties style:font-name="Handwriting" officeooo:rsid="014de537"/>
    </style:style>
    <style:style style:name="T224" style:family="text">
      <style:text-properties style:font-name="Handwriting" officeooo:rsid="013eddd1"/>
    </style:style>
    <style:style style:name="T225" style:family="text">
      <style:text-properties style:font-name="Handwriting" officeooo:rsid="011a255a"/>
    </style:style>
    <style:style style:name="T226" style:family="text">
      <style:text-properties style:font-name="Handwriting" officeooo:rsid="00e2ffa2"/>
    </style:style>
    <style:style style:name="T227" style:family="text">
      <style:text-properties style:font-name="Handwriting" officeooo:rsid="004b8d83"/>
    </style:style>
    <style:style style:name="T228" style:family="text">
      <style:text-properties style:font-name="Handwriting" officeooo:rsid="00e4d751"/>
    </style:style>
    <style:style style:name="T229" style:family="text">
      <style:text-properties style:font-name="Handwriting" officeooo:rsid="005a46a1"/>
    </style:style>
    <style:style style:name="T230" style:family="text">
      <style:text-properties style:font-name="Handwriting" officeooo:rsid="01416132"/>
    </style:style>
    <style:style style:name="T231" style:family="text">
      <style:text-properties style:font-name="Handwriting" officeooo:rsid="014349bc"/>
    </style:style>
    <style:style style:name="T232" style:family="text">
      <style:text-properties style:font-name="Handwriting" officeooo:rsid="011c1b8e"/>
    </style:style>
    <style:style style:name="T233" style:family="text">
      <style:text-properties style:font-name="Handwriting" officeooo:rsid="005be1c8"/>
    </style:style>
    <style:style style:name="T234" style:family="text">
      <style:text-properties style:font-name="Handwriting" officeooo:rsid="0120b95a"/>
    </style:style>
    <style:style style:name="T235" style:family="text">
      <style:text-properties style:font-name="Handwriting" officeooo:rsid="0080296e"/>
    </style:style>
    <style:style style:name="T236" style:family="text">
      <style:text-properties style:font-name="Handwriting" officeooo:rsid="01210754"/>
    </style:style>
    <style:style style:name="T237" style:family="text">
      <style:text-properties style:font-name="Handwriting" officeooo:rsid="00ea889a"/>
    </style:style>
    <style:style style:name="T238" style:family="text">
      <style:text-properties style:font-name="Handwriting" officeooo:rsid="00ebc0c8"/>
    </style:style>
    <style:style style:name="T239" style:family="text">
      <style:text-properties style:font-name="Handwriting" officeooo:rsid="013d7838"/>
    </style:style>
    <style:style style:name="T240" style:family="text">
      <style:text-properties style:font-name="Handwriting" officeooo:rsid="00ed7020"/>
    </style:style>
    <style:style style:name="T241" style:family="text">
      <style:text-properties style:font-name="Handwriting" officeooo:rsid="01255535"/>
    </style:style>
    <style:style style:name="T242" style:family="text">
      <style:text-properties style:font-name="Handwriting" officeooo:rsid="01595264"/>
    </style:style>
    <style:style style:name="T243" style:family="text">
      <style:text-properties style:font-name="Handwriting" officeooo:rsid="015b0dda"/>
    </style:style>
    <style:style style:name="T244" style:family="text">
      <style:text-properties style:font-name="Handwriting" officeooo:rsid="0080d1ba"/>
    </style:style>
    <style:style style:name="T245" style:family="text">
      <style:text-properties style:font-name="Handwriting" officeooo:rsid="00483b76"/>
    </style:style>
    <style:style style:name="T246" style:family="text">
      <style:text-properties style:font-name="Handwriting" officeooo:rsid="015e231f"/>
    </style:style>
    <style:style style:name="T247" style:family="text">
      <style:text-properties style:font-name="Handwriting" officeooo:rsid="016243b8"/>
    </style:style>
    <style:style style:name="T248" style:family="text">
      <style:text-properties style:font-name="Handwriting" officeooo:rsid="01755a43"/>
    </style:style>
    <style:style style:name="T249" style:family="text">
      <style:text-properties style:font-name="Handwriting" officeooo:rsid="01787c7b"/>
    </style:style>
    <style:style style:name="T250" style:family="text">
      <style:text-properties style:font-name="Handwriting" officeooo:rsid="0175e9f2"/>
    </style:style>
    <style:style style:name="T251" style:family="text">
      <style:text-properties style:font-name="Handwriting" officeooo:rsid="017cdfed"/>
    </style:style>
    <style:style style:name="T252" style:family="text">
      <style:text-properties style:font-name="Handwriting" officeooo:rsid="0182d3b3"/>
    </style:style>
    <style:style style:name="T253" style:family="text">
      <style:text-properties style:font-name="Handwriting" officeooo:rsid="007cbeb7"/>
    </style:style>
    <style:style style:name="T254" style:family="text">
      <style:text-properties officeooo:rsid="01342b17"/>
    </style:style>
    <style:style style:name="T255" style:family="text">
      <style:text-properties officeooo:rsid="01363e63"/>
    </style:style>
    <style:style style:name="T256" style:family="text">
      <style:text-properties officeooo:rsid="01503f64"/>
    </style:style>
    <style:style style:name="T257" style:family="text">
      <style:text-properties officeooo:rsid="0154b137"/>
    </style:style>
    <style:style style:name="T258" style:family="text">
      <style:text-properties officeooo:rsid="017f8259"/>
    </style:style>
    <style:style style:name="T259" style:family="text">
      <style:text-properties officeooo:rsid="018087e2"/>
    </style:style>
    <style:style style:name="T260" style:family="text">
      <style:text-properties officeooo:rsid="0182d3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relude</text:p>
      <text:p text:style-name="P29"><text:span text:style-name="T183">Asfalon ripped the mind and body of Artifex apart. Brutally, unforgivingly, the very fabric of Artifex was mangled and taken. </text:span><text:span text:style-name="T184">The Nousants, servants to the Lineaments of Asfalon, brought the aberrant mind and body of Artifex unto Asfalon, beginning the final, slow death of the former: </text:span><text:span text:style-name="T185">Artifex the Creator, who in mind knew </text:span><text:span text:style-name="T189">C</text:span><text:span text:style-name="T185">reativity, in hands held </text:span><text:span text:style-name="T189">P</text:span><text:span text:style-name="T185">ower, and in heart </text:span><text:span text:style-name="T188">felt</text:span><text:span text:style-name="T185"> emotions uncounted. The dead Lineaments of Artifex began a resistance, a final despairing revolution that could destroy all involved. </text:span><text:span text:style-name="T186">The onset of this war, when the Lineaments of Artifex </text:span><text:span text:style-name="T190">converged</text:span><text:span text:style-name="T186"> on the eye of the Nousant Ehlu,</text:span><text:span text:style-name="T185"> is where our story starts.</text:span></text:p>
      <text:p text:style-name="P6"/>
      <text:p text:style-name="P6">Van’Yasseron, When We Walked Beside Beings of Power</text:p>
      <text:p text:style-name="P30"><text:span text:style-name="T199">The first age of the world, </text:span><text:span text:style-name="T200">the Nousant known as Ehlu,</text:span><text:span text:style-name="T199"> </text:span><text:span text:style-name="T201">after the death of Artifex</text:span><text:span text:style-name="T199">. </text:span><text:span text:style-name="T204">C</text:span><text:span text:style-name="T199">hange came quickly across the waters, the continents, and the sky. The age was dark, lit in glorious colors of blue and red by the twin moons in the sky. The sun had not yet appeared, and would not be seen </text:span><text:span text:style-name="T204">until</text:span><text:span text:style-name="T199"> many thousands of years after the shattering of Power. </text:span><text:span text:style-name="T202">Now the world was young and the material world </text:span><text:span text:style-name="T205">was</text:span><text:span text:style-name="T202"> one with the magical world.</text:span><text:span text:style-name="T199"> </text:span><text:span text:style-name="T205">U</text:span><text:span text:style-name="T199">nder the light of the moons bloomed </text:span><text:span text:style-name="T202">thus</text:span><text:span text:style-name="T199"> flowers and plants, and animals still hunted and nested in the nooks of hills and the caves of mountains.</text:span><text:span text:style-name="T202"> </text:span><text:span text:style-name="T199">This was the way of the world before the coming of the Far Ul.</text:span></text:p>
      <text:p text:style-name="P5"/>
      <text:p text:style-name="Standard_20__28_user_29_"><text:span text:style-name="T146">Uncounted Years Before Burned Time—The </text:span><text:span text:style-name="T192">violent awakening of the Lineaments of Artifex rock</text:span><text:span text:style-name="T156">ed</text:span><text:span text:style-name="T192"> Asfalon. Power, Reason, Ambition, Fear, Growth, Shadow, and Creativity confronted </text:span><text:span text:style-name="T194">the Lineaments of Asfalon: Victory, Folly, Passion, Revelation, Decay, Grace, Mystery, and Inhumanity. The Lineaments scatter</text:span><text:span text:style-name="T193">ed</text:span><text:span text:style-name="T194"> across Asfalon, beginning the final part of their war. The Lineaments of Artifex hunted down the Nousants, destroying all </text:span><text:span text:style-name="T152">until reaching the most powerful of them: Ehlu, the weapon used by Asfalon to so completely annihilate Artifex. Here on Ehlu </text:span><text:span text:style-name="T153">the war slowed; a period of quiet came over Asfalon. </text:span><text:span text:style-name="T154">Growth had nullified the power of Ehlu, tethering itself to </text:span><text:span text:style-name="T157">the Nousant</text:span><text:span text:style-name="T154">. Asfalon’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Asfalon stilled, awaiting the arrival of a new race to replace the Nousants.</text:span></text:p>
      <text:p text:style-name="P5"/>
      <text:p text:style-name="Standard_20__28_user_29_"><text:span text:style-name="T146">373,800,000 BBT-- A race of shapeshifters, </text:span><text:span text:style-name="T195">ancestors of the race eventually known as </text:span><text:span text:style-name="T146">the Far Ul, develop</text:span><text:span text:style-name="T196">ed</text:span><text:span text:style-name="T146"> o</text:span><text:span text:style-name="T195">ff</text:span><text:span text:style-name="T146"> </text:span><text:span text:style-name="T195">the coa</text:span><text:span text:style-name="T196">s</text:span><text:span text:style-name="T195">t of a</text:span><text:span text:style-name="T146"> southern peninsula in the ring of Perakor. They </text:span><text:span text:style-name="T197">sw</text:span><text:span text:style-name="T157">a</text:span><text:span text:style-name="T197">m and </text:span><text:span text:style-name="T146">walk</text:span><text:span text:style-name="T196">ed</text:span><text:span text:style-name="T146"> long under the twin moons of the world </text:span><text:span text:style-name="T198">for millennia</text:span><text:span text:style-name="T146">, for the lives of the Far Ul are long. Some Far Ul walk</text:span><text:span text:style-name="T196">ed</text:span><text:span text:style-name="T146"> the earth for twenty-five-</text:span><text:soft-page-break/><text:span text:style-name="T146">thousand years before their bodies or minds fail</text:span><text:span text:style-name="T196">ed</text:span><text:span text:style-name="T146"> them, but many die</text:span><text:span text:style-name="T196">d</text:span><text:span text:style-name="T146"> far sooner. There are others, though, </text:span><text:span text:style-name="T198">that</text:span><text:span text:style-name="T146"> </text:span><text:span text:style-name="T157">were</text:span><text:span text:style-name="T146"> granted life by their own power.</text:span></text:p>
      <text:p text:style-name="P5"/>
      <text:p text:style-name="P5">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54">ed</text:span> the central island, Iniva, around this time.</text:p>
      <text:p text:style-name="P37">-The <text:span text:style-name="T1">shape</text:span>shifters change<text:span text:style-name="T1">d</text:span> quickly to their environments. <text:span text:style-name="T3">They mimicked the other creatures around them, </text:span><text:span text:style-name="T254">rapidly</text:span><text:span text:style-name="T3"> diversifying</text:span>.</text:p>
      <text:p text:style-name="P40">-<text:span text:style-name="T3">Some beings crawl</text:span><text:span text:style-name="T254">ed</text:span><text:span text:style-name="T3"> upon the shores of Iniva, living in the new forests of the world.</text:span></text:p>
      <text:p text:style-name="P5"/>
      <text:p text:style-name="P5">148,725,000 BBT—<text:span text:style-name="T3">After hundreds of millions of years, the Far Ul </text:span><text:span text:style-name="T255">had </text:span><text:span text:style-name="T3">spread through the waters of the world, creating small pockets of diverse beings. The most prominent of the water-dwelling Far Ul were the Onear, from which many other species drew their ancestry. </text:span>Some Onear crawl<text:span text:style-name="T255">ed</text:span> upon the southern sands of Luazil <text:span text:style-name="T4">around this time, starting the development of the </text:span>Loss’kelvar.</text:p>
      <text:p text:style-name="P41"><text:span text:style-name="T146">-The Okemenel first beg</text:span><text:span text:style-name="T158">a</text:span><text:span text:style-name="T146">n to develop in Adasol. These beings follow</text:span><text:span text:style-name="T207">ed</text:span><text:span text:style-name="T146"> the migration of sharks, and from them they learn</text:span><text:span text:style-name="T207">ed</text:span><text:span text:style-name="T146"> predatory habits. They t</text:span><text:span text:style-name="T158">ook</text:span><text:span text:style-name="T146"> the forms of </text:span><text:span text:style-name="T208">huge </text:span><text:span text:style-name="T146">savage creatures. </text:span><text:span text:style-name="T208">Adasol’s mega fauna and mega flora allow</text:span><text:span text:style-name="T207">ed</text:span><text:span text:style-name="T208"> huge creatures to grow and adapt. The Okemenel gr</text:span><text:span text:style-name="T158">e</text:span><text:span text:style-name="T208">w to match the ferocious landscape.</text:span></text:p>
      <text:p text:style-name="P42"/>
      <text:p text:style-name="P47"><text:span text:style-name="T159">10</text:span><text:span text:style-name="T160">0</text:span><text:span text:style-name="T209">,000,000 BBT—Some Loss’kelvar migrate</text:span><text:span text:style-name="T210">d</text:span><text:span text:style-name="T209"> to the far south-western reaches of Luazil, where a thin peninsula stretche</text:span><text:span text:style-name="T161">d</text:span><text:span text:style-name="T209"> </text:span><text:span text:style-name="T174">over</text:span><text:span text:style-name="T209"> the rim of the world. </text:span><text:span text:style-name="T247">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9">These Loss’kelvar </text:span><text:span text:style-name="T161">were</text:span><text:span text:style-name="T209"> faced with forest fires from a particularly dry string of seasons, and they </text:span><text:span text:style-name="T174">fled across the bridge to escape</text:span><text:span text:style-name="T209">. </text:span><text:span text:style-name="T247">Here, </text:span><text:span text:style-name="T174">t</text:span><text:span text:style-name="T209">hey look to the sky and see the universe in all of its beauty, and they are enraptured. </text:span><text:span text:style-name="T211">These people are the Orun, a shapeshifting primarily humanoid race descended from the Loss’kelvar. They hold many of the bestial traits of their ancestors.</text:span></text:p>
      <text:p text:style-name="P43"><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3"><text:span text:style-name="T72"><text:tab/></text:span><text:span text:style-name="T74">Those Orun that remained on the island took a smaller stature than those on the mainland to the west.</text:span></text:p>
      <text:p text:style-name="P40"/>
      <text:p text:style-name="P5"><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5"/>
      <text:p text:style-name="P7">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8"><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8"/>
      <text:p text:style-name="P7"><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Asfalon a safety that it did not have before; for if Ehlu had been killed by the Lineaments of Artifex, Asfalon itself would have died. With the development of the Far Ul, though, destruction seemed </text:span><text:span text:style-name="T62">distant</text:span><text:span text:style-name="T131">.</text:span></text:p>
      <text:p text:style-name="P37">-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7"><text:tab/><text:span text:style-name="T125">The Loss’kelvar are heavily influenced by Revelation, the Lineament of Asfalon residing in Luazil. Revelation slept, though even in slumber the cold intake of breathe at the beginning of a Loss’kelvar hunt would grant them heightened senses and keener minds.</text:span></text:p>
      <text:p text:style-name="P37">-<text:span text:style-name="T71">The Orun name the island they first lived on Yaltali. </text:span><text:span text:style-name="T74">The island-dwelling Orun called themselves Kekere after their interactions with the tall mainland Orun, which they called Nla.</text:span></text:p>
      <text:p text:style-name="P37"><text:soft-page-break/>-<text:span text:style-name="T126">The Okemenel Autochthons first manifest as a means to protect themselves from the Lineament of Fear, </text:span><text:span text:style-name="T127">which lived in the caverns beneath Adasol.</text:span></text:p>
      <text:p text:style-name="P5"/>
      <text:p text:style-name="P5">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5"/>
      <text:p text:style-name="P9">3,054,000 BBT—The Waith Vedea on Iniva begin scraping trees away to reveal flint and rocks beneath. The first surface mines are developed by isolated tribes.</text:p>
      <text:p text:style-name="P9"/>
      <text:p text:style-name="P9">2,832,000 BBT—The Waith on Iniva begin to fish in the rivers with primitive canoes and other non-sailing vessels.</text:p>
      <text:p text:style-name="P5"/>
      <text:p text:style-name="P5">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5"/>
      <text:p text:style-name="P9">1,202,000 BBT—Waith begin making pottery. <text:span text:style-name="T11">The Loss’kelvar also begin making pottery around this time.</text:span></text:p>
      <text:p text:style-name="P9"/>
      <text:p text:style-name="P9">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9"/>
      <text:p text:style-name="P10">600,000 BBT—The Orun of Nomenes enter the Neolithic period. The Kekere domesticate the small raptors of the island Yaltali.</text:p>
      <text:p text:style-name="P9"/>
      <text:p text:style-name="P4"><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9"/>
      <text:p text:style-name="P11">350,000 BBT—<text:span text:style-name="T34">An early </text:span>ancestor to the modern Orun language begins to spread from Kijikiji.</text:p>
      <text:p text:style-name="P9"/>
      <text:p text:style-name="P9">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9"/>
      <text:p text:style-name="P12"><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2"><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3"><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9"/>
      <text:p text:style-name="P14">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5"><text:tab/>The Orun language now closely resembles modern Orun.</text:p>
      <text:p text:style-name="P9"/>
      <text:p text:style-name="P16">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6"/>
      <text:p text:style-name="P17"><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8"/>
      <text:p text:style-name="P19">160,000 - <text:span text:style-name="T134">1</text:span>48,000 BBT—Priest-kings and warlords rise to power in many scattered cities of the Orun. Cities and villages fought wars in the names of their patron deities, and cities grew and fell with their leaders.</text:p>
      <text:p text:style-name="P19"><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20"/>
      <text:p text:style-name="P21"><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2"><text:tab/>The growth of pantheons brings about the birth of Autochthons in the regions of the Orun. The gods of the stories walked the valleys and canopies and exerted their influences upon the growing cities.</text:p>
      <text:p text:style-name="P9"/>
      <text:p text:style-name="P23">142,000 BBT—Sarn reaches its height.</text:p>
      <text:p text:style-name="P23"/>
      <text:p text:style-name="P24"><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2"/>
      <text:p text:style-name="P34"><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4"><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4"><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4"><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4"><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5"><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3"/>
      <text:p text:style-name="P36"><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3"/>
      <text:p text:style-name="P25">110,000 BBT—Iluy holds more than 40,000 <text:span text:style-name="T33">Nla</text:span>.</text:p>
      <text:p text:style-name="P5"/>
      <text:p text:style-name="P5">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Asfalon.</text:span></text:p>
      <text:p text:style-name="P5"/>
      <text:p text:style-name="P5">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5"/>
      <text:p text:style-name="P26"><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6"/>
      <text:p text:style-name="P27">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7"><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5"/>
      <text:p text:style-name="P5">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7">-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7">-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7">-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7">-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1">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1">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1">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4"><text:span text:style-name="T146">Hera’roilya ask</text:span><text:span text:style-name="T162">ed</text:span><text:span text:style-name="T146"> them to </text:span><text:span text:style-name="T162">use their new power to save the waith from the coming destruction, from the death of Ehlu</text:span><text:span text:style-name="T219">. The two waith were afraid—</text:span><text:span text:style-name="T162">and at that moment Passion, a Lineament of Asfalon, came upon them </text:span><text:span text:style-name="T163">and manipulated their fear</text:span><text:span text:style-name="T162">. Passion overtook the minds of Guire and Selor, and the waith selfishly used their powers to preserve Ehlu instead of hastening its defeat.</text:span><text:span text:style-name="T220"> They decided to </text:span><text:span text:style-name="T146">entomb </text:span><text:span text:style-name="T221">and tether</text:span><text:span text:style-name="T146"> </text:span><text:span text:style-name="T162">Hera’roilya</text:span><text:span text:style-name="T146"> in a stasis beneath the world, </text:span><text:span text:style-name="T222">in the land of Nu where the waith gods lived</text:span><text:span text:style-name="T146">. </text:span><text:span text:style-name="T222">There, they believed, the gods could imprison Hera’roilya.</text:span><text:span text:style-name="T146"> Guire and Selor </text:span><text:span text:style-name="T222">use their new magic to travel to Nu with Hera’roilya. Nu, the island below the world where some of the waith gods lived, </text:span><text:span text:style-name="T223">existed </text:span><text:span text:style-name="T165">within</text:span><text:span text:style-name="T223"> </text:span><text:span text:style-name="T222">th</text:span><text:span text:style-name="T223">e</text:span><text:span text:style-name="T222"> Eye of Ehlu</text:span><text:span text:style-name="T220">,</text:span><text:span text:style-name="T146"> </text:span><text:span text:style-name="T220">t</text:span><text:span text:style-name="T146">he </text:span><text:span text:style-name="T223">barren center of the Nousant</text:span><text:span text:style-name="T146"> with a single oasis of time. They </text:span><text:span text:style-name="T222">spoke to the gods of their plight and the disaster that could befall all waith, and they work alongside the gods</text:span><text:span text:style-name="T146"> to create a tomb for Hera’roilya—a place made by the hands of those who cry for the being, </text:span><text:span text:style-name="T220">for they knew that in betraying this being they would be committing a great crime throughout the world</text:span><text:span text:style-name="T146">. </text:span><text:span text:style-name="T224">Here Power would be tethered. </text:span><text:span text:style-name="T146">As they finish, they </text:span><text:span text:style-name="T164">captured</text:span><text:span text:style-name="T146"> Hera’roilya </text:span><text:span text:style-name="T225">and lay him </text:span><text:span text:style-name="T146">in the tomb and summon to them Celegros, the great celestial power </text:span><text:span text:style-name="T222">and god of many things</text:span><text:span text:style-name="T146">, twin to Celcerul. </text:span><text:span text:style-name="T222">Celegros is the god of the red moon, and Guire and Selor entreat with him and plead for his aid. </text:span><text:span text:style-name="T146">Celegros is the only thing that could keep the unbridled power of Hera’roilya from escaping the Eye of Ehlu, </text:span><text:span text:style-name="T222">and the god agrees to aid them, though the price would be high. He pulls the red moon from the sky.</text:span><text:span text:style-name="T146"> This is the Valcone. As Celegros is summoned below the world, the red night dies. </text:span><text:span text:style-name="T220">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6">When </text:span><text:span text:style-name="T146">Agash’Kelesh vanishes from the sky, </text:span><text:span text:style-name="T226">the god is slain on the island of Keleshe.</text:span><text:span text:style-name="T146"> </text:span><text:span text:style-name="T226">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5"><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20">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7">a godly atta</text:span><text:span text:style-name="T146">. </text:span><text:span text:style-name="T228">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7">who they taught first the art of magic</text:span><text:span text:style-name="T146">.</text:span></text:p>
      <text:p text:style-name="P52">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3">Finiel, Eres, Ralun, and Renno grappled with the knowledge of their parent’s <text:span text:style-name="T60">actions</text:span>. <text:span text:style-name="T9">Eres’</text:span><text:span text:style-name="T256">s instincts believed Power—she believed that the being was right in its desire to kill the world. To her, the celestial atta was too holy to remain broken. Even if the world had to be destroyed, the beliefs of their </text:span><text:soft-page-break/><text:span text:style-name="T256">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7"/>
      <text:p text:style-name="P37">-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1"/>
      <text:p text:style-name="P31"><text:span text:style-name="T146">85,000 BBT—The children of Guire and Selor, </text:span><text:span text:style-name="T229">now masters of their power after thousands of years and having taught almost 120 others, decide to share it with the other Waith. They plan to create great cities across the world, but know that they need a way to connect them. </text:span><text:span text:style-name="T230">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31">can destroy the being.</text:span><text:span text:style-name="T230"> </text:span><text:span text:style-name="T229">The four mages come together on the precipice of Au Buza, and with Revion the Guardian they pull from the bowl of the world four </text:span><text:soft-page-break/><text:span text:style-name="T167">shining lights</text:span><text:span text:style-name="T229">, the Anariima, </text:span><text:span text:style-name="T232">the remnant </text:span><text:span text:style-name="T203">essentia</text:span><text:span text:style-name="T218"> of Artifex</text:span><text:span text:style-name="T229">.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9">Finiel, Renno, and Eres set out to the greatest of the other Waith peoples.</text:span><text:span text:style-name="T146"> </text:span><text:span text:style-name="T233">R</text:span><text:span text:style-name="T168">alun</text:span><text:span text:style-name="T233"> takes over Rinadure as the other children leave.</text:span></text:p>
      <text:p text:style-name="P38">-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8"><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8"/>
      <text:p text:style-name="P39">-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9"/>
      <text:p text:style-name="P37">-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1">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2"/>
      <text:p text:style-name="P45">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5"/>
      <text:p text:style-name="P46">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6"/>
      <text:p text:style-name="P44"><text:span text:style-name="T118">82,900 BBT – Oni succeeded on her trial and was chosen as the next Akobi, taking the name An</text:span><text:span text:style-name="T68">u</text:span><text:span text:style-name="T118"> Kahn.</text:span></text:p>
      <text:p text:style-name="P42"/>
      <text:p text:style-name="P5">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7">-<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7"><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7">-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5"/>
      <text:p text:style-name="P5">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5"/>
      <text:p text:style-name="P5">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5"><text:tab/>-During this time Bash pulls three cords from Corilya.</text:p>
      <text:p text:style-name="P5"/>
      <text:p text:style-name="P5">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5"/>
      <text:p text:style-name="P5">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5"/>
      <text:p text:style-name="P5">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5"><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5"/>
      <text:p text:style-name="P5">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5"/>
      <text:p text:style-name="P5">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5"/>
      <text:p text:style-name="P5">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5"><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5"/>
      <text:p text:style-name="P5">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5"><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5"/>
      <text:p text:style-name="P5">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5"><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5"><text:tab/>Arndulin Nuragon meets with Vantura Hylama as the soldiers of the Forhos fortify the gate to Haldarda. Those of the Forhos who cannot fight are led by Aluru through the Morinuin, along the supply routes to the southern coasts of Ger Geda.</text:p>
      <text:p text:style-name="P5"><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5"/>
      <text:p text:style-name="P5">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5"><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5"/>
      <text:p text:style-name="P5">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5"><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5"><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5"><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5"><text:soft-page-break/><text:tab/>-<text:span text:style-name="T87">For many thousands of years, Guire and Selor meditated and spoke with Hera’roilya in his prison they built for him. They knew each other, and they knew what was to come. </text:span><text:span text:style-name="T257">It was during this time that Guire and Selor freed themselves from the influence of Passion and became servants of Artifex. They could not yet free Power from his prison, though, as Power insisted he stay tethered until the perfect moment to strike at Asfalon.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6"><text:tab/>-</text:span><text:span text:style-name="T248">Over the last 500 years, the Vanhar in the caves of the Morinuin built for themselves cities with the magic of their few </text:span><text:span text:style-name="T175">Ariel</text:span><text:span text:style-name="T248">. Their cities were hidden from the searching Gurohtar by </text:span><text:span text:style-name="T175">magic as well</text:span><text:span text:style-name="T248">. At this time the Vanhar had several cities, though two were far grander than the others. These were </text:span><text:span text:style-name="T250">Undutalath (City beneath the land) <text:s/>and Lumiria (gem of the deep). </text:span><text:span text:style-name="T249">During this time, the Vanhar farmed above ground and secreted the bounty beneath the ground. Ariel worked to hide the efforts.</text:span></text:p>
      <text:p text:style-name="P5"/>
      <text:p text:style-name="P5">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5"><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5"><text:tab/>Carelwen and Arndulin retreated north then, hiding in the trees and the rivers. But Nithos had spies there, and the two were followed. At the crossing of a <text:soft-page-break/>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5"><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5"><text:tab/></text:p>
      <text:p text:style-name="P5"/>
      <text:p text:style-name="P28">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7"><text:soft-page-break/>-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7">-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7"><text:soft-page-break/>-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7">-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7">-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5"/>
      <text:p text:style-name="P5">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Asfalon</text:span>. He ripped the rim of the world and the image of the cosmos from the <text:span text:style-name="T69">Asfalon</text:span> and set it apart. There the island of Hera’roilya remains, the one place that it can be physically reached. Au Buza can be found no longer on the waters of Tyeluum, and <text:soft-page-break/>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7"/>
      <text:p text:style-name="P5">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ext:soft-page-break/>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5"/>
      <text:p text:style-name="P5">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ext:span><text:soft-page-break/><text:span text:style-name="T24">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5"><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5"><text:tab/>-The Vahalis sings of this time as the Ora Lupei, the Time of Battle.</text:p>
      <text:p text:style-name="P37">-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text:soft-page-break/>blade to be vile and he used it only in jealously—<text:span text:style-name="T258">against his most hated rival, Comenraan, and his most prodigious underling, Finiel.</text:span></text:p>
      <text:p text:style-name="P5"/>
      <text:p text:style-name="P5">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text:span><text:span text:style-name="T259">with the Thief Blade in hand</text:span><text:span text:style-name="T95">.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text:soft-page-break/>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Standard_20__28_user_29_"><text:span text:style-name="T146"><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text:span><text:span text:style-name="T252">The Thief Blade fell from his hands, but </text:span><text:span text:style-name="T178">h</text:span><text:span text:style-name="T146">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text:span text:style-name="T253">e—</text:span><text:span text:style-name="T146">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text:span text:style-name="T177">burning in the battle</text:span><text:span text:style-name="T146">. Her people were few, the streets were filled with the bodies of the sacrificed. She threw Celegros into the air.</text:span></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xt:soft-page-break/>terrible blow and destroys him, absorbing his creation’s power and sending Raeg to 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4">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5">leveling forests and tearing at the mountains themselves</text:span><text:span text:style-name="T146">. Three. In his last act, Hera’roilya tears the present </text:span><text:span text:style-name="T236">moment</text:span><text:span text:style-name="T146"> from </text:span><text:span text:style-name="T170">Asfalon</text:span><text:span text:style-name="T146">. He pulls the world covered by the Andolem away, isolating it </text:span><text:span text:style-name="T235">forever</text:span><text:span text:style-name="T146">. He leaves </text:span><text:span text:style-name="T170">Asfalon</text:span><text:span text:style-name="T146"> in a state where the Andolem took only Iniva, leaving the world untouched by its power. In separating the Andolem present, Hera’roilya creates a plane of Shadow lying beneath the world. </text:span><text:span text:style-name="T235">As world was rent apart,</text:span><text:span text:style-name="T146"> Onsinta resonates this decree and forms another realm of its own will with the remnants of Corilya—an ethereal </text:span><text:span text:style-name="T169">mirror</text:span><text:span text:style-name="T146"> of </text:span><text:span text:style-name="T235">Andolem, </text:span><text:span text:style-name="T237">pulled from the world along with all magical energy</text:span><text:span text:style-name="T146">. </text:span><text:span text:style-name="T238">This changed </text:span><text:span text:style-name="T170">Asfalon</text:span><text:span text:style-name="T238"> forever. As the Trium Planes formed and the cycle of magic was changed, shifted to begin in Corilya, the </text:span><text:soft-page-break/><text:span text:style-name="T238">Autochthons and their divine realms vanished. </text:span><text:span text:style-name="T242">The realm of the waith gods above the world, </text:span><text:span text:style-name="T238">Or, and the gods of the waith </text:span><text:span text:style-name="T242">themselves </text:span><text:span text:style-name="T238">disap</text:span><text:span text:style-name="T239">p</text:span><text:span text:style-name="T238">eared, ripped from the world with Corilya. Keleshe and her island were no more. The gods of the Orun and their realm beneath the waves too were gone. </text:span><text:span text:style-name="T240">The gods left the world of mortals forever. </text:span><text:span text:style-name="T236">Magic was changed. The Lineaments of Asfalon were dealt a mighty blow.</text:span><text:span text:style-name="T240"> </text:span><text:span text:style-name="T243">Hera’roilya was nearly revived into Asfalon from his tether, and his actions sundered him into </text:span><text:span text:style-name="T146">six pieces: Good, Evil, Knowledge, Law, Creation, and Chaos, all aspects of the </text:span><text:span text:style-name="T171">Artifex</text:span><text:span text:style-name="T146">’s power. </text:span><text:span text:style-name="T241">The six aspects of Power shot through Ehlu and committed his greatest act: Power killed Ehlu.</text:span></text:p>
      <text:p text:style-name="P1"><text:span text:style-name="T172">H</text:span><text:span text:style-name="T235">e</text:span><text:span text:style-name="T146"> spilled the world over, emptying the Universe </text:span><text:span text:style-name="T235">into the darkness </text:span><text:span text:style-name="T146">around </text:span><text:span text:style-name="T172">Ehlu</text:span><text:span text:style-name="T146">. The two Anariima </text:span><text:span text:style-name="T173">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4">by the storms</text:span><text:span text:style-name="T146">. Good </text:span><text:span text:style-name="T181">returned to Iniva and laid his hand upon Andolem</text:span><text:span text:style-name="T146">, the gem swollen to engulf Iniva, and he soothed its fury. He took the Andolem into his possession, leaving only emptiness where Iniva once sat. Eres, Vash Bash, Nithos, </text:span><text:span text:style-name="T245">Uygun, </text:span><text:span text:style-name="T246">Selor,</text:span><text:span text:style-name="T245"> </text:span><text:span text:style-name="T146">and their peoples were all within the Andolem.</text:span></text:p>
      <text:p text:style-name="P3"><text:span text:style-name="Default_20_Paragraph_20_Font"><text:span text:style-name="T181">The Lineaments of Asfalon were struck, their power bottlenecked by the formation of the Trium Planes. The fury of Asfalon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text:span></text:span><text:span text:style-name="Default_20_Paragraph_20_Font"><text:span text:style-name="T176">h</text:span></text:span><text:span text:style-name="Default_20_Paragraph_20_Font"><text:span text:style-name="T251">e screamed, and the plane writhed. </text:span></text:span><text:span text:style-name="Default_20_Paragraph_20_Font"><text:span text:style-name="T176">T</text:span></text:span><text:span text:style-name="Default_20_Paragraph_20_Font"><text:span text:style-name="T150">he </text:span></text:span><text:span text:style-name="Default_20_Paragraph_20_Font"><text:span text:style-name="T176">Usada had begun</text:span></text:span><text:span text:style-name="Default_20_Paragraph_20_Font"><text:span text:style-name="T146">. </text:span></text:span><text:span text:style-name="Default_20_Paragraph_20_Font"><text:span text:style-name="T179">From </text:span></text:span><text:span text:style-name="Default_20_Paragraph_20_Font"><text:span text:style-name="T176">Passion’s</text:span></text:span><text:span text:style-name="Default_20_Paragraph_20_Font"><text:span text:style-name="T179">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2">Passion</text:span></text:span><text:span text:style-name="Default_20_Paragraph_20_Font"><text:span text:style-name="T146"> rose above the fires of the Usada in his terrible beauty, and he rent the souls of </text:span></text:span><text:span text:style-name="Default_20_Paragraph_20_Font"><text:span text:style-name="T179">countless </text:span></text:span><text:span text:style-name="Default_20_Paragraph_20_Font"><text:span text:style-name="T146">thousands </text:span></text:span><text:span text:style-name="Default_20_Paragraph_20_Font"><text:span text:style-name="T179">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2">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80">in form</text:span></text:span><text:span text:style-name="Default_20_Paragraph_20_Font"><text:span text:style-name="T146">, but they are </text:span></text:span><text:span text:style-name="Default_20_Paragraph_20_Font"><text:span text:style-name="T180">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8"><text:span text:style-name="Default_20_Paragraph_20_Font"><text:span text:style-name="T212"/></text:span></text:p>
      <text:p text:style-name="P50"><text:span text:style-name="Default_20_Paragraph_20_Font"><text:span text:style-name="T212">Executive Plot Summary:</text:span></text:span></text:p>
      <text:p text:style-name="P48"><text:span text:style-name="Default_20_Paragraph_20_Font"><text:span text:style-name="T187">-Asfalon kill</text:span></text:span><text:span text:style-name="Default_20_Paragraph_20_Font"><text:span text:style-name="T191">ed</text:span></text:span><text:span text:style-name="Default_20_Paragraph_20_Font"><text:span text:style-name="T187"> Artifex using the Nousant Ehlu and absorb</text:span></text:span><text:span text:style-name="Default_20_Paragraph_20_Font"><text:span text:style-name="T191">ed</text:span></text:span><text:span text:style-name="Default_20_Paragraph_20_Font"><text:span text:style-name="T187"> </text:span></text:span><text:span text:style-name="Default_20_Paragraph_20_Font"><text:span text:style-name="T191">Artifex’s</text:span></text:span><text:span text:style-name="Default_20_Paragraph_20_Font"><text:span text:style-name="T187"> Lineaments and Essentia.</text:span></text:span></text:p>
      <text:p text:style-name="P48"><text:span text:style-name="Default_20_Paragraph_20_Font"><text:span text:style-name="T187">-The Far Ul races evolved on Ehlu; the waith reached Bronze-Age technology when two members, Guire and Selor, aw</text:span></text:span><text:span text:style-name="Default_20_Paragraph_20_Font"><text:span text:style-name="T191">oke</text:span></text:span><text:span text:style-name="Default_20_Paragraph_20_Font"><text:span text:style-name="T187"> a Lineament of Artifex, Power, from its slumber.</text:span></text:span></text:p>
      <text:p text:style-name="P48"><text:span text:style-name="Default_20_Paragraph_20_Font"><text:span text:style-name="T187">-Power activate</text:span></text:span><text:span text:style-name="Default_20_Paragraph_20_Font"><text:span text:style-name="T191">d</text:span></text:span><text:span text:style-name="Default_20_Paragraph_20_Font"><text:span text:style-name="T187"> Guire and Selor’s </text:span></text:span><text:span text:style-name="Default_20_Paragraph_20_Font"><text:span text:style-name="T206">simtir cada </text:span></text:span><text:span text:style-name="Default_20_Paragraph_20_Font"><text:span text:style-name="T213">in an attempt to recruit them to the side of Artifex. Passion manipulate</text:span></text:span><text:span text:style-name="Default_20_Paragraph_20_Font"><text:span text:style-name="T216">d</text:span></text:span><text:span text:style-name="Default_20_Paragraph_20_Font"><text:span text:style-name="T213"> Guire and Selor, and they captured and tethered Power.</text:span></text:span></text:p>
      <text:p text:style-name="P48"><text:span text:style-name="Default_20_Paragraph_20_Font"><text:span text:style-name="T213">-Guire and Selor t</text:span></text:span><text:span text:style-name="Default_20_Paragraph_20_Font"><text:span text:style-name="T216">ook</text:span></text:span><text:span text:style-name="Default_20_Paragraph_20_Font"><text:span text:style-name="T213"> the power of arcane magic for themselves and t</text:span></text:span><text:span text:style-name="Default_20_Paragraph_20_Font"><text:span text:style-name="T216">aught</text:span></text:span><text:span text:style-name="Default_20_Paragraph_20_Font"><text:span text:style-name="T213"> the art to their four children. They exiled themselves to watch over the tethered Power.</text:span></text:span></text:p>
      <text:p text:style-name="P48"><text:span text:style-name="Default_20_Paragraph_20_Font"><text:span text:style-name="T213">-The four children, influenced by Asfalon’ Revelation, take the four essentia of Artifex from the bowl of the world.</text:span></text:span></text:p>
      <text:p text:style-name="P48"><text:span text:style-name="Default_20_Paragraph_20_Font"><text:span text:style-name="T213">-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9"><text:span text:style-name="Default_20_Paragraph_20_Font"><text:span text:style-name="T213">-</text:span></text:span><text:span text:style-name="Default_20_Paragraph_20_Font"><text:span text:style-name="T214">Two of the four children, Eres and Ralun, created Andolem, the Fifth Door, and anti-essentia. They used Andolem to end the war, resulting in:</text:span></text:span></text:p>
      <text:p text:style-name="P49"><text:span text:style-name="Default_20_Paragraph_20_Font"><text:span text:style-name="T214"><text:tab/>the freedom and shattering of Power,</text:span></text:span></text:p>
      <text:p text:style-name="P49"><text:span text:style-name="Default_20_Paragraph_20_Font"><text:span text:style-name="T214"><text:tab/>the death of Ehlu and the spilling of the universe,</text:span></text:span></text:p>
      <text:p text:style-name="P49"><text:span text:style-name="Default_20_Paragraph_20_Font"><text:span text:style-name="T214"><text:tab/>the creation of the Trium Planes,</text:span></text:span></text:p>
      <text:p text:style-name="P49"><text:span text:style-name="Default_20_Paragraph_20_Font"><text:span text:style-name="T214"><text:tab/>the evanescence of </text:span></text:span><text:span text:style-name="Default_20_Paragraph_20_Font"><text:span text:style-name="T215">the first </text:span></text:span><text:span text:style-name="Default_20_Paragraph_20_Font"><text:span text:style-name="T217">six</text:span></text:span><text:span text:style-name="Default_20_Paragraph_20_Font"><text:span text:style-name="T215"> Lesser Auhrons,</text:span></text:span></text:p>
      <text:p text:style-name="P49"><text:span text:style-name="Default_20_Paragraph_20_Font"><text:span text:style-name="T215"><text:tab/>the ascension of Guire as the first Greater Auhron,</text:span></text:span></text:p>
      <text:p text:style-name="P49"><text:span text:style-name="Default_20_Paragraph_20_Font"><text:span text:style-name="T215"><text:tab/>the creation of the astar and the destruction of the wider Far Ul <text:tab/>civilizations,</text:span></text:span></text:p>
      <text:p text:style-name="P49"><text:span text:style-name="Default_20_Paragraph_20_Font"><text:span text:style-name="T215"><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11-20T16:53:53.510886241</dc:date>
    <meta:editing-cycles>226</meta:editing-cycles>
    <meta:editing-duration>P1DT23H35M7S</meta:editing-duration>
    <meta:document-statistic meta:table-count="0" meta:image-count="0" meta:object-count="0" meta:page-count="43" meta:paragraph-count="152" meta:word-count="21906" meta:character-count="123219" meta:non-whitespace-character-count="1015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